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egrito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3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3.995cm"/>
    </style:style>
    <style:style style:name="Tabela13.B" style:family="table-column">
      <style:table-column-properties style:column-width="2.468cm"/>
    </style:style>
    <style:style style:name="Tabela13.C" style:family="table-column">
      <style:table-column-properties style:column-width="1.529cm"/>
    </style:style>
    <style:style style:name="Tabela13.D" style:family="table-column">
      <style:table-column-properties style:column-width="3.404cm"/>
    </style:style>
    <style:style style:name="Tabela13.E" style:family="table-column">
      <style:table-column-properties style:column-width="1.004cm"/>
    </style:style>
    <style:style style:name="Tabela13.F" style:family="table-column">
      <style:table-column-properties style:column-width="0.527cm"/>
    </style:style>
    <style:style style:name="Tabela13.G" style:family="table-column">
      <style:table-column-properties style:column-width="0.071cm"/>
    </style:style>
    <style:style style:name="Tabela13.H" style:family="table-column">
      <style:table-column-properties style:column-width="2.201cm"/>
    </style:style>
    <style:style style:name="Tabela13.I" style:family="table-column">
      <style:table-column-properties style:column-width="0.81cm"/>
    </style:style>
    <style:style style:name="Tabela13.J" style:family="table-column">
      <style:table-column-properties style:column-width="1.591cm"/>
    </style:style>
    <style:style style:name="Tabela13.K" style:family="table-column">
      <style:table-column-properties style:column-width="1.797cm"/>
    </style:style>
    <style:style style:name="Tabela13.A1" style:family="table-cell">
      <style:table-cell-properties fo:padding="0cm" fo:border="none"/>
    </style:style>
    <style:style style:name="Tabela13.A5" style:family="table-cell">
      <style:table-cell-properties style:vertical-align="middle" fo:padding="0.097cm" fo:border="none"/>
    </style:style>
    <style:style style:name="Tabela13.6" style:family="table-row">
      <style:table-row-properties style:min-row-height="1.159cm"/>
    </style:style>
    <style:style style:name="Tabela13.A9" style:family="table-cell">
      <style:table-cell-properties style:vertical-align="middle" fo:padding="0cm" fo:border="none"/>
    </style:style>
    <style:style style:name="Tabela13.10" style:family="table-row">
      <style:table-row-properties style:row-height="1.3cm"/>
    </style:style>
    <style:style style:name="Tabela13.A10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13.D10" style:family="table-cell">
      <style:table-cell-properties style:vertical-align="middle" fo:padding="0.101cm" fo:border="0.05pt solid #000000"/>
    </style:style>
    <style:style style:name="Tabela13.E1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3.11" style:family="table-row">
      <style:table-row-properties style:row-height="0.801cm"/>
    </style:style>
    <style:style style:name="Tabela13.E1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13" style:family="table-row">
      <style:table-row-properties style:row-height="0.45cm"/>
    </style:style>
    <style:style style:name="Tabela13.A13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13.14" style:family="table-row">
      <style:table-row-properties style:row-height="0.801cm" fo:background-color="transparent" fo:keep-together="auto">
        <style:background-image/>
      </style:table-row-properties>
    </style:style>
    <style:style style:name="Tabela13.A14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3.E14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3.15" style:family="table-row">
      <style:table-row-properties style:min-row-height="0.45cm" fo:background-color="transparent" fo:keep-together="auto">
        <style:background-image/>
      </style:table-row-properties>
    </style:style>
    <style:style style:name="Tabela13.A15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13.E1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2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29" style:family="table-row">
      <style:table-row-properties style:row-height="0.75cm" fo:background-color="transparent" fo:keep-together="auto">
        <style:background-image/>
      </style:table-row-properties>
    </style:style>
    <style:style style:name="Tabela13.A29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13.30" style:family="table-row">
      <style:table-row-properties style:row-height="0.75cm"/>
    </style:style>
    <style:style style:name="Tabela13.A3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3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30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31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A37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38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3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39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44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45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4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46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51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A52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E5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A53" style:family="table-cell">
      <style:table-cell-properties style:vertical-align="middle" fo:padding="0.049cm" fo:border-left="none" fo:border-right="none" fo:border-top="0.05pt solid #000000" fo:border-bottom="none"/>
    </style:style>
    <style:style style:name="Tabela13.57" style:family="table-row">
      <style:table-row-properties style:row-height="0.75cm"/>
    </style:style>
    <style:style style:name="Tabela13.A57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5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57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58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E6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7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E7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84" style:family="table-row">
      <style:table-row-properties style:row-height="0.75cm"/>
    </style:style>
    <style:style style:name="Tabela13.A84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C84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G8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A8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13.86" style:family="table-row">
      <style:table-row-properties style:row-height="0.45cm" fo:background-color="transparent" fo:keep-together="auto">
        <style:background-image/>
      </style:table-row-properties>
    </style:style>
    <style:style style:name="Tabela13.A86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13.87" style:family="table-row">
      <style:table-row-properties style:row-height="0.75cm"/>
    </style:style>
    <style:style style:name="Tabela13.A87" style:family="table-cell">
      <style:table-cell-properties fo:padding-left="0.101cm" fo:padding-right="0.101cm" fo:padding-top="0.101cm" fo:padding-bottom="0cm" fo:border="none"/>
    </style:style>
    <style:style style:name="Tabela13.J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13.88" style:family="table-row">
      <style:table-row-properties style:row-height="0.75cm"/>
    </style:style>
    <style:style style:name="Tabela13.A88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13.H8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K8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13.89" style:family="table-row">
      <style:table-row-properties style:row-height="0.991cm"/>
    </style:style>
    <style:style style:name="Tabela13.A8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13.F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I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13.J89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998cm"/>
    </style:style>
    <style:style style:name="Tabela5.B" style:family="table-column">
      <style:table-column-properties style:column-width="1.503cm"/>
    </style:style>
    <style:style style:name="Tabela5.C" style:family="table-column">
      <style:table-column-properties style:column-width="8.892cm"/>
    </style:style>
    <style:style style:name="Tabela5.D" style:family="table-column">
      <style:table-column-properties style:column-width="8.005cm"/>
    </style:style>
    <style:style style:name="Tabela5.1" style:family="table-row">
      <style:table-row-properties style:row-height="0.45cm"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5.2" style:family="table-row">
      <style:table-row-properties style:row-height="0.75cm" fo:background-color="transparent" fo:keep-together="auto">
        <style:background-image/>
      </style:table-row-properties>
    </style:style>
    <style:style style:name="Tabela5.A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5.B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C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D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3" style:family="table-row">
      <style:table-row-properties style:row-height="0.75cm"/>
    </style:style>
    <style:style style:name="Tabela5.A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5.B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5.4" style:family="table-row">
      <style:table-row-properties style:min-row-height="0.75cm"/>
    </style:style>
    <style:style style:name="Tabela5.A4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P1" style:family="paragraph" style:parent-style-name="Dado_20_campo">
      <style:text-properties fo:font-weight="normal" officeooo:paragraph-rsid="001d4265" style:font-weight-asian="normal" style:font-weight-complex="normal"/>
    </style:style>
    <style:style style:name="P2" style:family="paragraph" style:parent-style-name="Emitente_20_dados">
      <style:text-properties fo:font-weight="normal" officeooo:paragraph-rsid="001d4265" style:font-weight-asian="normal" style:font-weight-complex="normal"/>
    </style:style>
    <style:style style:name="P3" style:family="paragraph" style:parent-style-name="Emitente_20_nome">
      <style:text-properties fo:font-weight="normal" officeooo:paragraph-rsid="001d4265" style:font-weight-asian="normal" style:font-weight-complex="normal"/>
    </style:style>
    <style:style style:name="P4" style:family="paragraph" style:parent-style-name="Emitente_20_dados">
      <style:text-properties fo:font-weight="normal" officeooo:paragraph-rsid="0048842a" style:font-weight-asian="normal" style:font-weight-complex="normal"/>
    </style:style>
    <style:style style:name="P5" style:family="paragraph" style:parent-style-name="Dado_20_campo">
      <style:text-properties fo:font-weight="bold" officeooo:paragraph-rsid="001d4265" style:font-weight-asian="bold" style:font-weight-complex="bold"/>
    </style:style>
    <style:style style:name="P6" style:family="paragraph" style:parent-style-name="Dado_20_campo">
      <style:text-properties officeooo:paragraph-rsid="001d4265"/>
    </style:style>
    <style:style style:name="P7" style:family="paragraph" style:parent-style-name="Dado_20_chave">
      <style:text-properties officeooo:paragraph-rsid="001d4265"/>
    </style:style>
    <style:style style:name="P8" style:family="paragraph" style:parent-style-name="Dado_20_produto_20_centralizado">
      <style:text-properties officeooo:paragraph-rsid="001d4265"/>
    </style:style>
    <style:style style:name="P9" style:family="paragraph" style:parent-style-name="Dado_20_variável">
      <style:text-properties officeooo:paragraph-rsid="001d4265"/>
    </style:style>
    <style:style style:name="P10" style:family="paragraph" style:parent-style-name="Descritivo_20_DANFE">
      <style:text-properties officeooo:paragraph-rsid="001d4265"/>
    </style:style>
    <style:style style:name="P11" style:family="paragraph" style:parent-style-name="Descritivo_20_DANFE_20_entrada_2f_saída">
      <style:text-properties officeooo:paragraph-rsid="001d4265"/>
    </style:style>
    <style:style style:name="P12" style:family="paragraph" style:parent-style-name="Descritivo_20_DANFE_20_geral">
      <style:text-properties officeooo:paragraph-rsid="001d4265"/>
    </style:style>
    <style:style style:name="P13" style:family="paragraph" style:parent-style-name="Descritivo_20_bloco">
      <style:text-properties officeooo:paragraph-rsid="001d4265"/>
    </style:style>
    <style:style style:name="P14" style:family="paragraph" style:parent-style-name="Descritivo_20_campo">
      <style:text-properties officeooo:paragraph-rsid="001d4265"/>
    </style:style>
    <style:style style:name="P15" style:family="paragraph" style:parent-style-name="Descritivo_20_número">
      <style:text-properties officeooo:paragraph-rsid="001d4265"/>
    </style:style>
    <style:style style:name="P16" style:family="paragraph" style:parent-style-name="Emitente_20_nome">
      <style:text-properties officeooo:paragraph-rsid="001d4265"/>
    </style:style>
    <style:style style:name="P17" style:family="paragraph" style:parent-style-name="Standard">
      <style:text-properties officeooo:paragraph-rsid="001d4265"/>
    </style:style>
    <style:style style:name="P18" style:family="paragraph" style:parent-style-name="Table_20_Contents">
      <style:text-properties officeooo:paragraph-rsid="001d4265"/>
    </style:style>
    <style:style style:name="P19" style:family="paragraph" style:parent-style-name="Text_20_body">
      <style:text-properties officeooo:paragraph-rsid="001d4265"/>
    </style:style>
    <style:style style:name="P20" style:family="paragraph" style:parent-style-name="Dado_20_variável">
      <style:text-properties fo:color="#ce181e" loext:opacity="100%" fo:font-size="7pt" fo:font-weight="bold" officeooo:paragraph-rsid="001d4265" style:font-size-asian="7pt" style:font-weight-asian="bold" style:font-size-complex="7pt" style:font-weight-complex="bold"/>
    </style:style>
    <style:style style:name="P21" style:family="paragraph" style:parent-style-name="Dado_20_variável">
      <style:text-properties fo:color="#ce181e" loext:opacity="100%" fo:font-size="12pt" fo:font-weight="bold" officeooo:paragraph-rsid="001d4265" style:font-size-asian="12pt" style:font-weight-asian="bold" style:font-size-complex="12pt" style:font-weight-complex="bold"/>
    </style:style>
    <style:style style:name="P22" style:family="paragraph" style:parent-style-name="Dado_20_campo">
      <style:text-properties fo:font-size="8pt" officeooo:paragraph-rsid="003feaa8" style:font-size-asian="8pt" style:font-size-complex="8pt"/>
    </style:style>
    <style:style style:name="P23" style:family="paragraph" style:parent-style-name="Dado_20_campo">
      <style:text-properties fo:font-size="8pt" officeooo:paragraph-rsid="0048842a" style:font-size-asian="8pt" style:font-size-complex="8pt"/>
    </style:style>
    <style:style style:name="P24" style:family="paragraph" style:parent-style-name="Dado_20_campo">
      <style:text-properties fo:font-size="8pt" officeooo:paragraph-rsid="0048983d" style:font-size-asian="8pt" style:font-size-complex="8pt"/>
    </style:style>
    <style:style style:name="P25" style:family="paragraph" style:parent-style-name="Descritivo_20_campo">
      <style:text-properties fo:font-size="2pt" officeooo:paragraph-rsid="001d4265" style:font-size-asian="1.75pt" style:font-size-complex="2pt"/>
    </style:style>
    <style:style style:name="P26" style:family="paragraph" style:parent-style-name="Emitente_20_dados">
      <style:text-properties fo:font-size="7pt" fo:font-weight="normal" officeooo:paragraph-rsid="001d4265" style:font-size-asian="7pt" style:font-weight-asian="normal" style:font-size-complex="7pt" style:font-weight-complex="normal"/>
    </style:style>
    <style:style style:name="P27" style:family="paragraph" style:parent-style-name="Emitente_20_dados">
      <style:text-properties fo:font-size="7pt" fo:font-weight="normal" officeooo:paragraph-rsid="0048842a" style:font-size-asian="7pt" style:font-weight-asian="normal" style:font-size-complex="7pt" style:font-weight-complex="normal"/>
    </style:style>
    <style:style style:name="P28" style:family="paragraph" style:parent-style-name="Emitente_20_dados">
      <style:text-properties fo:font-size="7pt" fo:font-weight="normal" officeooo:paragraph-rsid="0048983d" style:font-size-asian="7pt" style:font-weight-asian="normal" style:font-size-complex="7pt" style:font-weight-complex="normal"/>
    </style:style>
    <style:style style:name="P29" style:family="paragraph" style:parent-style-name="Dado_20_campo">
      <style:text-properties fo:font-size="7pt" fo:font-weight="bold" officeooo:paragraph-rsid="0049aaba" style:font-size-asian="7pt" style:font-weight-asian="bold" style:font-size-complex="7pt" style:font-weight-complex="bold"/>
    </style:style>
    <style:style style:name="P30" style:family="paragraph" style:parent-style-name="Dado_20_campo">
      <style:paragraph-properties fo:text-align="justify" style:justify-single-word="false" fo:hyphenation-ladder-count="no-limit" style:writing-mode="page"/>
      <style:text-properties fo:font-size="7pt" officeooo:paragraph-rsid="0049aaba" style:font-size-asian="6.09999990463257pt" style:font-size-complex="7pt" fo:hyphenate="true" fo:hyphenation-remain-char-count="2" fo:hyphenation-push-char-count="2" loext:hyphenation-no-caps="false"/>
    </style:style>
    <style:style style:name="P31" style:family="paragraph" style:parent-style-name="Emitente_20_nome">
      <style:text-properties fo:font-size="10pt" officeooo:paragraph-rsid="001d4265" style:font-size-asian="10pt" style:font-size-complex="10pt"/>
    </style:style>
    <style:style style:name="P32" style:family="paragraph" style:parent-style-name="Emitente_20_nome">
      <style:text-properties fo:font-size="10pt" officeooo:paragraph-rsid="0048842a" style:font-size-asian="10pt" style:font-size-complex="10pt"/>
    </style:style>
    <style:style style:name="P33" style:family="paragraph" style:parent-style-name="Emitente_20_nome">
      <style:text-properties fo:font-size="10pt" officeooo:paragraph-rsid="0048983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1d4265"/>
    </style:style>
    <style:style style:name="P35" style:family="paragraph" style:parent-style-name="Table_20_Contents">
      <style:text-properties fo:font-size="10pt" officeooo:paragraph-rsid="001d4265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Table_20_Contents">
      <style:text-properties fo:font-variant="normal" fo:text-transform="none" fo:color="#000080" loext:opacity="100%" style:font-name="DejaVu Sans1" fo:font-size="11pt" fo:language="zxx" fo:country="none" fo:text-shadow="none" style:text-underline-style="solid" style:text-underline-width="auto" style:text-underline-color="font-color" officeooo:paragraph-rsid="001d4265" style:font-size-asian="10.5pt" style:language-asian="zxx" style:country-asian="none" style:language-complex="zxx" style:country-complex="none" style:font-relief="none"/>
    </style:style>
    <style:style style:name="P39" style:family="paragraph" style:parent-style-name="Descritivo_20_número">
      <style:text-properties fo:font-size="6pt" officeooo:paragraph-rsid="001d4265" style:font-size-asian="6pt" style:font-size-complex="6pt"/>
    </style:style>
    <style:style style:name="P40" style:family="paragraph" style:parent-style-name="Descritivo_20_número">
      <style:text-properties fo:font-size="6pt" officeooo:paragraph-rsid="00349c84" style:font-size-asian="6pt" style:font-size-complex="6pt"/>
    </style:style>
    <style:style style:name="P41" style:family="paragraph" style:parent-style-name="Descritivo_20_número">
      <style:text-properties fo:font-size="6pt" officeooo:paragraph-rsid="0048842a" style:font-size-asian="6pt" style:font-size-complex="6pt"/>
    </style:style>
    <style:style style:name="P42" style:family="paragraph" style:parent-style-name="Descritivo_20_número">
      <style:text-properties fo:font-size="6pt" officeooo:paragraph-rsid="0048983d" style:font-size-asian="6pt" style:font-size-complex="6pt"/>
    </style:style>
    <style:style style:name="P43" style:family="paragraph" style:parent-style-name="Dado_20_campo">
      <style:text-properties fo:font-size="6pt" officeooo:rsid="02df1c6c" officeooo:paragraph-rsid="0049aaba" style:font-size-asian="5.25pt" style:font-size-complex="6pt"/>
    </style:style>
    <style:style style:name="P44" style:family="paragraph" style:parent-style-name="Table_20_Contents">
      <style:text-properties officeooo:paragraph-rsid="0048842a"/>
    </style:style>
    <style:style style:name="P45" style:family="paragraph" style:parent-style-name="Descritivo_20_DANFE_20_geral">
      <style:text-properties officeooo:paragraph-rsid="0048842a"/>
    </style:style>
    <style:style style:name="P46" style:family="paragraph" style:parent-style-name="Dado_20_chave">
      <style:text-properties officeooo:paragraph-rsid="0048842a"/>
    </style:style>
    <style:style style:name="P47" style:family="paragraph" style:parent-style-name="Dado_20_produto_20_centralizado">
      <style:text-properties officeooo:paragraph-rsid="0048842a"/>
    </style:style>
    <style:style style:name="P48" style:family="paragraph" style:parent-style-name="Table_20_Contents">
      <style:text-properties officeooo:paragraph-rsid="0048983d"/>
    </style:style>
    <style:style style:name="P49" style:family="paragraph" style:parent-style-name="Descritivo_20_DANFE_20_geral">
      <style:text-properties officeooo:paragraph-rsid="0048983d"/>
    </style:style>
    <style:style style:name="P50" style:family="paragraph" style:parent-style-name="Dado_20_chave">
      <style:text-properties officeooo:paragraph-rsid="0048983d"/>
    </style:style>
    <style:style style:name="P51" style:family="paragraph" style:parent-style-name="Dado_20_produto_20_centralizado">
      <style:text-properties officeooo:paragraph-rsid="0048983d"/>
    </style:style>
    <style:style style:name="P5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44957f"/>
    </style:style>
    <style:style style:name="P53" style:family="paragraph" style:parent-style-name="Dado_20_campo">
      <style:text-properties officeooo:paragraph-rsid="0045f810"/>
    </style:style>
    <style:style style:name="P54" style:family="paragraph" style:parent-style-name="Dado_20_campo">
      <style:text-properties officeooo:paragraph-rsid="00466e74"/>
    </style:style>
    <style:style style:name="P55" style:family="paragraph" style:parent-style-name="Dado_20_campo">
      <style:text-properties officeooo:paragraph-rsid="0048394e"/>
    </style:style>
    <style:style style:name="P56" style:family="paragraph" style:parent-style-name="Dado_20_campo">
      <style:paragraph-properties fo:text-align="justify" style:justify-single-word="false" fo:hyphenation-ladder-count="no-limit" style:writing-mode="page"/>
      <style:text-properties officeooo:rsid="02d803a1" officeooo:paragraph-rsid="0049aaba" fo:hyphenate="true" fo:hyphenation-remain-char-count="2" fo:hyphenation-push-char-count="2" loext:hyphenation-no-caps="false"/>
    </style:style>
    <style:style style:name="P57" style:family="paragraph" style:parent-style-name="Dado_20_campo">
      <style:paragraph-properties fo:text-align="justify" style:justify-single-word="false" fo:hyphenation-ladder-count="no-limit" style:writing-mode="page"/>
      <style:text-properties officeooo:paragraph-rsid="0049aaba" fo:hyphenate="true" fo:hyphenation-remain-char-count="2" fo:hyphenation-push-char-count="2" loext:hyphenation-no-caps="false"/>
    </style:style>
    <style:style style:name="P58" style:family="paragraph" style:parent-style-name="Dado_20_campo">
      <style:text-properties officeooo:paragraph-rsid="0049aaba"/>
    </style:style>
    <style:style style:name="P59" style:family="paragraph" style:parent-style-name="Descritivo_20_bloco">
      <style:text-properties officeooo:paragraph-rsid="0049aaba"/>
    </style:style>
    <style:style style:name="P60" style:family="paragraph" style:parent-style-name="Descritivo_20_campo">
      <style:text-properties officeooo:paragraph-rsid="0049aaba"/>
    </style:style>
    <style:style style:name="P61" style:family="paragraph" style:parent-style-name="Standard">
      <style:text-properties officeooo:paragraph-rsid="0049aaba"/>
    </style:style>
    <style:style style:name="P62" style:family="paragraph" style:parent-style-name="Descritivo_20_campo">
      <style:text-properties fo:font-variant="small-caps" style:font-name="DejaVu Sans1" fo:font-size="4pt" fo:text-shadow="none" officeooo:paragraph-rsid="0049aaba" style:font-size-asian="10.5pt" style:font-relief="none"/>
    </style:style>
    <style:style style:name="P63" style:family="paragraph" style:parent-style-name="Dado_20_chave">
      <style:text-properties officeooo:paragraph-rsid="0048842a"/>
    </style:style>
    <style:style style:name="P64" style:family="paragraph" style:parent-style-name="Dado_20_campo">
      <style:text-properties fo:font-size="8pt" officeooo:paragraph-rsid="0048842a" style:font-size-asian="8pt" style:font-size-complex="8pt"/>
    </style:style>
    <style:style style:name="P65" style:family="paragraph" style:parent-style-name="Descritivo_20_DANFE">
      <style:text-properties officeooo:paragraph-rsid="001d4265"/>
    </style:style>
    <style:style style:name="P66" style:family="paragraph" style:parent-style-name="Descritivo_20_DANFE_20_entrada_2f_saída">
      <style:text-properties officeooo:paragraph-rsid="001d4265"/>
    </style:style>
    <style:style style:name="P67" style:family="paragraph" style:parent-style-name="Descritivo_20_DANFE_20_geral">
      <style:text-properties officeooo:paragraph-rsid="001d4265"/>
    </style:style>
    <style:style style:name="P68" style:family="paragraph" style:parent-style-name="Descritivo_20_DANFE_20_geral">
      <style:text-properties officeooo:paragraph-rsid="0048842a"/>
    </style:style>
    <style:style style:name="P69" style:family="paragraph" style:parent-style-name="Descritivo_20_campo">
      <style:text-properties officeooo:paragraph-rsid="001d4265"/>
    </style:style>
    <style:style style:name="P70" style:family="paragraph" style:parent-style-name="Descritivo_20_campo">
      <style:text-properties fo:font-size="2pt" officeooo:paragraph-rsid="001d4265" style:font-size-asian="1.75pt" style:font-size-complex="2pt"/>
    </style:style>
    <style:style style:name="P71" style:family="paragraph" style:parent-style-name="Descritivo_20_número">
      <style:text-properties fo:font-size="6pt" officeooo:paragraph-rsid="0048842a" style:font-size-asian="6pt" style:font-size-complex="6pt"/>
    </style:style>
    <style:style style:name="P72" style:family="paragraph" style:parent-style-name="Descritivo_20_número">
      <style:text-properties officeooo:paragraph-rsid="001d4265"/>
    </style:style>
    <style:style style:name="P73" style:family="paragraph" style:parent-style-name="Emitente_20_dados">
      <style:text-properties fo:font-weight="normal" officeooo:paragraph-rsid="0048842a" style:font-weight-asian="normal" style:font-weight-complex="normal"/>
    </style:style>
    <style:style style:name="P74" style:family="paragraph" style:parent-style-name="Emitente_20_dados">
      <style:text-properties fo:font-size="7pt" fo:font-weight="normal" officeooo:paragraph-rsid="0048842a" style:font-size-asian="7pt" style:font-weight-asian="normal" style:font-size-complex="7pt" style:font-weight-complex="normal"/>
    </style:style>
    <style:style style:name="P75" style:family="paragraph" style:parent-style-name="Emitente_20_nome">
      <style:text-properties fo:font-size="10pt" officeooo:paragraph-rsid="0048842a" style:font-size-asian="10pt" style:font-size-complex="10pt"/>
    </style:style>
    <style:style style:name="P76" style:family="paragraph" style:parent-style-name="Standard">
      <style:text-properties officeooo:paragraph-rsid="001d4265"/>
    </style:style>
    <style:style style:name="P77" style:family="paragraph" style:parent-style-name="Table_20_Contents">
      <style:text-properties officeooo:paragraph-rsid="0048842a"/>
    </style:style>
    <style:style style:name="P78" style:family="paragraph" style:parent-style-name="Table_20_Contents">
      <style:text-properties officeooo:paragraph-rsid="001d4265"/>
    </style:style>
    <style:style style:name="T1" style:family="text">
      <style:text-properties fo:font-variant="normal" fo:text-transform="none" fo:color="#000080" loext:opacity="100%" style:font-name="DejaVu Sans1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color="#ce181e" loext:opacity="100%" fo:font-weight="bold" style:font-weight-asian="bold" style:font-weight-complex="bold"/>
    </style:style>
    <style:style style:name="T3" style:family="text">
      <style:text-properties officeooo:rsid="0020c6e3"/>
    </style:style>
    <style:style style:name="T4" style:family="text">
      <style:text-properties officeooo:rsid="0021332c"/>
    </style:style>
    <style:style style:name="T5" style:family="text">
      <style:text-properties officeooo:rsid="00231bf8"/>
    </style:style>
    <style:style style:name="T6" style:family="text">
      <style:text-properties officeooo:rsid="002320f8"/>
    </style:style>
    <style:style style:name="T7" style:family="text">
      <style:text-properties officeooo:rsid="0023ca32"/>
    </style:style>
    <style:style style:name="T8" style:family="text">
      <style:text-properties officeooo:rsid="0025a253"/>
    </style:style>
    <style:style style:name="T9" style:family="text">
      <style:text-properties officeooo:rsid="002667d5"/>
    </style:style>
    <style:style style:name="T10" style:family="text">
      <style:text-properties officeooo:rsid="002724d6"/>
    </style:style>
    <style:style style:name="T11" style:family="text">
      <style:text-properties officeooo:rsid="002ae011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officeooo:rsid="00505ba8"/>
    </style:style>
    <style:style style:name="T15" style:family="text">
      <style:text-properties officeooo:rsid="00522aca"/>
    </style:style>
    <style:style style:name="T16" style:family="text"/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NFe.infNFe.emit.xNome.valor" text:name="py3o.danfe.NFe.infNFe.emit.xNome.valor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versao.valor" text:name="py3o.danfe.NFe.infNFe.versao.valor"/>
        <text:user-field-decl office:value-type="string" office:string-value="danfe.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NFe.cnpj_emitente_formatado" text:name="py3o.danfe.NFe.cnpj_emitente_formatado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cep_destinatario_formatado" text:name="py3o.danfe.NFe.cep_destinatario_formatado"/>
        <text:user-field-decl office:value-type="string" office:string-value="danfe.NFe.infNFe.dest.enderDest.xMun.valor" text:name="py3o.danfe.NFe.infNFe.dest.enderDest.xMun.valor"/>
        <text:user-field-decl office:value-type="string" office:string-value="danfe.NFe.fone_destinatario_formatado" text:name="py3o.danfe.NFe.fone_destinatario_formatado"/>
        <text:user-field-decl office:value-type="string" office:string-value="danfe.NFe.infNFe.dest.enderDest.UF.valor" text:name="py3o.danfe.NFe.infNFe.dest.enderDest.UF.valor"/>
        <text:user-field-decl office:value-type="string" office:string-value="danfe.NFe.ie_destinatario_formatada" text:name="py3o.danfe.NFe.ie_destinatario_formatada"/>
        <text:user-field-decl office:value-type="string" office:string-value="danfe.protNFe.infProt.xMotivo.valor" text:name="py3o.danfe.protNFe.infProt.xMotivo.valor"/>
        <text:user-field-decl office:value-type="string" office:string-value="danfe.object_xml.arq.nfeProc.NFe.infNFe.emit.xNome" text:name="py3o.danfe.object_xml.arq.nfeProc.NFe.infNFe.emit.xNome"/>
        <text:user-field-decl office:value-type="string" office:string-value="danfe.object_xml.arq.nfeProc.NFe.endereco_emitente_formatado_linha_1" text:name="py3o.danfe.object_xml.arq.nfeProc.NFe.endereco_emitente_formatado_linha_1"/>
        <text:user-field-decl office:value-type="string" office:string-value="danfe.object_xml.arq.nfeProc.NFe.endereco_emitente_formatado_linha_2" text:name="py3o.danfe.object_xml.arq.nfeProc.NFe.endereco_emitente_formatado_linha_2"/>
        <text:user-field-decl office:value-type="string" office:string-value="danfe.object_xml.arq.nfeProc.NFe.endereco_emitente_formatado_linha_3" text:name="py3o.danfe.object_xml.arq.nfeProc.NFe.endereco_emitente_formatado_linha_3"/>
        <text:user-field-decl office:value-type="string" office:string-value="danfe.object_xml.arq.nfeProc.NFe.endereco_emitente_formatado_linha_4" text:name="py3o.danfe.object_xml.arq.nfeProc.NFe.endereco_emitente_formatado_linha_4"/>
        <text:user-field-decl office:value-type="string" office:string-value="danfe.object_xml.arq.nfeProc.NFe.serie_formatada" text:name="py3o.danfe.object_xml.arq.nfeProc.NFe.serie_formatada"/>
        <text:user-field-decl office:value-type="string" office:string-value="danfe.object_xml.arq.nfeProc.NFe.numero_formatado" text:name="py3o.danfe.object_xml.arq.nfeProc.NFe.numero_formatado"/>
        <text:user-field-decl office:value-type="string" office:string-value="danfe.object_xml.arq.nfeProc.NFe.versao" text:name="py3o.danfe.object_xml.arq.nfeProc.NFe.versao"/>
        <text:user-field-decl office:value-type="string" office:string-value="danfe.object_xml.arq.nfeProc.NFe.chave_imagem" text:name="py3o.danfe.object_xml.arq.nfeProc.NFe.chave_imagem"/>
        <text:user-field-decl office:value-type="string" office:string-value="danfe.object_xml.arq.nfeProc.NFe.chave_formatada" text:name="py3o.danfe.object_xml.arq.nfeProc.NFe.chave_formatada"/>
        <text:user-field-decl office:value-type="string" office:string-value="danfe.object_xml.nfeProc.NFe.crt_descricao" text:name="py3o.danfe.object_xml.nfeProc.NFe.crt_descricao"/>
        <text:user-field-decl office:value-type="string" office:string-value="danfe.object_xml.nfeProc.NFe.infNFe.ide.natOp" text:name="py3o.danfe.object_xml.nfeProc.NFe.infNFe.ide.natOp"/>
        <text:user-field-decl office:value-type="string" office:string-value="danfe.object_xml.arq.nfeProc.protNFe.formata_protocolo" text:name="py3o.danfe.object_xml.arq.nfeProc.protNFe.formata_protocolo"/>
        <text:user-field-decl office:value-type="string" office:string-value="danfe.object_xml.arq.nfeProc.NFe.crt_descricao" text:name="py3o.danfe.object_xml.arq.nfeProc.NFe.crt_descricao"/>
        <text:user-field-decl office:value-type="string" office:string-value="danfe.object_xml.arq.nfeProc.NFe.infNFe.ide.natOp" text:name="py3o.danfe.object_xml.arq.nfeProc.NFe.infNFe.ide.natOp"/>
        <text:user-field-decl office:value-type="string" office:string-value="danfe.object_xml.arq.nfeProc.NFe.infNFe.dest.xNome" text:name="py3o.danfe.object_xml.arq.nfeProc.NFe.infNFe.dest.xNome"/>
        <text:user-field-decl office:value-type="string" office:string-value="danfe.object_xml.arq.nfeProc.NFe.endereco_destinatario_formatado" text:name="py3o.danfe.object_xml.arq.nfeProc.NFe.endereco_destinatario_formatado"/>
        <text:user-field-decl office:value-type="string" office:string-value="danfe.object_xml.arq.nfeProc.NFe.infNFe.dest.enderDest.xMun" text:name="py3o.danfe.object_xml.arq.nfeProc.NFe.infNFe.dest.enderDest.xMun"/>
        <text:user-field-decl office:value-type="string" office:string-value="danfe.object_xml.arq.nfeProc.NFe.cnpj_destinatario_formatado" text:name="py3o.danfe.object_xml.arq.nfeProc.NFe.cnpj_destinatario_formatado"/>
        <text:user-field-decl office:value-type="string" office:string-value="danfe.object_xml.arq.nfeProc.NFe.infNFe.dest.enderDest.xBairro" text:name="py3o.danfe.object_xml.arq.nfeProc.NFe.infNFe.dest.enderDest.xBairro"/>
        <text:user-field-decl office:value-type="string" office:string-value="danfe.object_xml.arq.nfeProc.NFe.cep_destinatario_formatado" text:name="py3o.danfe.object_xml.arq.nfeProc.NFe.cep_destinatario_formatado"/>
        <text:user-field-decl office:value-type="string" office:string-value="danfe.object_xml.arq.nfeProc.NFe.fone_destinatario_formatado" text:name="py3o.danfe.object_xml.arq.nfeProc.NFe.fone_destinatario_formatado"/>
        <text:user-field-decl office:value-type="string" office:string-value="danfe.object_xml.arq.nfeProc.NFe.infNFe.dest.enderDest.UF" text:name="py3o.danfe.object_xml.arq.nfeProc.NFe.infNFe.dest.enderDest.UF"/>
        <text:user-field-decl office:value-type="string" office:string-value="danfe.object_xml.arq.nfeProc.NFe.ie_destinatario_formatada" text:name="py3o.danfe.object_xml.arq.nfeProc.NFe.ie_destinatario_formatada"/>
        <text:user-field-decl office:value-type="string" office:string-value="danfe.object_xml.arq.nfeProc.NFe.ie_emitente_formatada" text:name="py3o.danfe.object_xml.arq.nfeProc.NFe.ie_emitente_formatada"/>
        <text:user-field-decl office:value-type="string" office:string-value="danfe.object_xml.arq.nfeProc.NFe.ie_st_formatada" text:name="py3o.danfe.object_xml.arq.nfeProc.NFe.ie_st_formatada"/>
        <text:user-field-decl office:value-type="string" office:string-value="danfe.object_xml.arq.nfeProc.NFe.cnpj_emitente_formatado" text:name="py3o.danfe.object_xml.arq.nfeProc.NFe.cnpj_emitente_formatado"/>
        <text:user-field-decl office:value-type="string" office:string-value="danfe.object_xml.arq.nfeProc.NFe.infNFe.emit.IE" text:name="py3o.danfe.object_xml.NFe.infNFe.emit.IE"/>
        <text:user-field-decl office:value-type="string" office:string-value="danfe.object_xml.arq.nfeProc.NFe.infNFe.emit.IEST" text:name="py3o.danfe.object_xml.NFe.infNFe.emit.IEST"/>
        <text:user-field-decl office:value-type="string" office:string-value="danfe.object_xml.arq.nfeProc.NFe.infNFe.emit.IE" text:name="py3o.danfe.object_xml.arq.nfeProc.NFe.infNFe.emit.IE"/>
        <text:user-field-decl office:value-type="string" office:string-value="danfe.object_xml.arq.nfeProc.NFe.infNFe.emit.IEST" text:name="py3o.danfe.object_xml.arq.nfeProc.NFe.infNFe.emit.IEST"/>
        <text:user-field-decl office:value-type="string" office:string-value="danfe.object_xml.arq.nfeProc.NFe.infNFe.dest.enderDest.CEP" text:name="py3o.danfe.object_xml.NFe.infNFe.dest.enderDest.CEP"/>
        <text:user-field-decl office:value-type="string" office:string-value="danfe.object_xml.arq.nfeProc.NFe.infNFe.dest.enderDest.CEP" text:name="py3o.danfe.object_xml.arq.nfeProc.NFe.infNFe.dest.enderDest.CEP"/>
        <text:user-field-decl office:value-type="string" office:string-value="danfe.object_xml.arq.nfeProc.NFe.infNFe.dest.enderDest.fone" text:name="py3o.danfe.object_xml.NFe.infNFe.dest.enderDest.fone"/>
        <text:user-field-decl office:value-type="string" office:string-value="danfe.object_xml.arq.nfeProc.NFe.infNFe.dest.enderDest.fone" text:name="py3o.danfe.object_xml.arq.nfeProc.NFe.infNFe.dest.enderDest.fone"/>
        <text:user-field-decl office:value-type="string" office:string-value="danfe.object_xml.arq.nfeProc..NFe.infNFe.dest.IE" text:name="py3o.danfe.object_xml.NFe.infNFe.dest.IE"/>
        <text:user-field-decl office:value-type="string" office:string-value="danfe.object_xml.arq.nfeProc.NFe.infNFe.dest.IE" text:name="py3o.danfe.object_xml.arq.nfeProc.NFe.infNFe.dest.IE"/>
        <text:user-field-decl office:value-type="string" office:string-value="danfe.object_xml.arq.envEvento.evento.infEvento.nSeqEvento" text:name="py3o.danfe.object_xml.arq.envEvento.evento.infEvento.nSeqEvento"/>
        <text:user-field-decl office:value-type="string" office:string-value="danfe.object_xml.arq.envEvento.evento.infEvento.tpEvento" text:name="py3o.danfe.object_xml.arq.envEvento.evento.infEvento.tpEvento"/>
        <text:user-field-decl office:value-type="string" office:string-value="danfe.object_xml.arq.envEvento.evento.infEvento.detEvento.descEvento" text:name="py3o.danfe.object_xml.arq.envEvento.evento.infEvento.detEvento.descEvento"/>
        <text:user-field-decl office:value-type="string" office:string-value="danfe.object_xml.arq.retEnvEvento.retEvento.infEvento.cStat" text:name="py3o.danfe.object_xml.arq.retEnvEvento.retEvento.infEvento.cStat"/>
        <text:user-field-decl office:value-type="string" office:string-value="danfe.object_xml.arq.retEnvEvento.retEvento.infEvento.xMotivo" text:name="py3o.danfe.object_xml.arq.retEnvEvento.retEvento.infEvento.xMotivo"/>
        <text:user-field-decl office:value-type="string" office:string-value="danfe.object_xml.arq.envEvento.evento.infEvento.detEvento.xCorrecao" text:name="py3o.danfe.object_xml.arq.envEvento.evento.infEvento.detEvento.xCorrecao"/>
        <text:user-field-decl office:value-type="string" office:string-value="danfe.object_xml.arq.retEnvEvento.retEvento.formata_protocolo" text:name="py3o.danfe.object_xml.arq.retEnvEvento.retEvento.formata_protocolo"/>
        <text:user-field-decl office:value-type="string" office:string-value="danfe.object_xml.arq.retEnvEvento.retEvento.nProt" text:name="py3o.danfe.object_xml.arq.retEnvEvento.retEvento.nProt"/>
        <text:user-field-decl office:value-type="string" office:string-value="danfe.object_xml.arq.retEnvEvento.retEvento.infEvento.formata_protocolo" text:name="py3o.danfe.object_xml.arq.retEnvEvento.retEvento.infEvento.formata_protocolo"/>
        <text:user-field-decl office:value-type="string" office:string-value="danfe.object_xml.arq.retEnvEvento.retEvento.infEvento.nProt" text:name="py3o.danfe.object_xml.arq.retEnvEvento.retEvento.infEvento.nProt"/>
      </text:user-field-decls>
      <text:p text:style-name="P1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column table:style-name="Tabela13.I"/>
        <table:table-column table:style-name="Tabela13.J"/>
        <table:table-column table:style-name="Tabela13.K"/>
        <table:table-row>
          <table:table-cell table:style-name="Tabela13.A1" table:number-columns-spanned="11" office:value-type="string">
            <text:p text:style-name="P19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1" table:number-columns-spanned="11" office:value-type="string">
            <text:p text:style-name="P17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1" table:number-columns-spanned="11" office:value-type="string">
            <text:p text:style-name="P19"><text:user-field-get text:name="py3o.danfe.object_xml.arq.nfeProc.NFe.chave_imagem">danfe.object_xml.arq.nfeProc.NFe.chave_imagem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1" table:number-columns-spanned="11" office:value-type="string">
            <text:p text:style-name="P1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table-cell table:style-name="Tabela13.A5" table:number-columns-spanned="11" office:value-type="string">
            <text:p text:style-name="P17">Cabeçalhos sem logo, somente com tex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False%22" text:style-name="Internet_20_link" text:visited-style-name="Visited_20_Internet_20_Link"><text:span text:style-name="T15">if="True =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1"><text:user-field-get text:name="py3o.danfe.object_xml.arq.nfeProc.NFe.infNFe.emit.xNome">danfe.object_xml.arq.nfeProc.NFe.infNFe.emit.xNome</text:user-field-get></text:p>
            <text:p text:style-name="P2"><text:line-break/><text:span text:style-name="T12"><text:user-field-get text:name="py3o.danfe.object_xml.arq.nfeProc.NFe.endereco_emitente_formatado_linha_1">danfe.object_xml.arq.nfeProc.NFe.endereco_emitente_formatado_linha_1</text:user-field-get></text:span></text:p>
            <text:p text:style-name="P26"><text:user-field-get text:name="py3o.danfe.object_xml.arq.nfeProc.NFe.endereco_emitente_formatado_linha_2">danfe.object_xml.arq.nfeProc.NFe.endereco_emitente_formatado_linha_2</text:user-field-get></text:p>
            <text:p text:style-name="P26"><text:user-field-get text:name="py3o.danfe.object_xml.arq.nfeProc.NFe.endereco_emitente_formatado_linha_3">danfe.object_xml.arq.nfeProc.NFe.endereco_emitente_formatado_linha_3</text:user-field-get></text:p>
            <text:p text:style-name="P26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12">versão <text:user-field-get text:name="py3o.danfe.object_xml.arq.nfeProc.NFe.versao">danfe.object_xml.arq.nfeProc.NFe.versao</text:user-field-get></text:p>
            <text:p text:style-name="P11"/>
            <text:p text:style-name="P39"><text:user-field-get text:name="py3o.danfe.object_xml.arq.nfeProc.NFe.numero_formatado">danfe.object_xml.arq.nfeProc.NFe.numero_formatado</text:user-field-get></text:p>
            <text:p text:style-name="P40"><text:user-field-get text:name="py3o.danfe.object_xml.arq.nfeProc.NFe.serie_formatada">danfe.object_xml.arq.nfeProc.NFe.serie_formatada</text:user-field-get></text:p>
            <text:p text:style-name="P15">FOLHA <text:page-number text:select-page="current">1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py3o.image(danfe.object_xml.arq.nfeProc.NFe.chave_imagem, 'png', isb64=True, dummy=1)" text:anchor-type="paragraph" svg:width="6.001cm" svg:height="0.801cm" draw:z-index="0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11" table:number-columns-spanned="7" office:value-type="string">
            <text:p text:style-name="P14">Chave de acesso</text:p>
            <text:p text:style-name="P14"/>
            <text:p text:style-name="P7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20">Impresso para simples conferência</text:p>
            <text:p text:style-name="P20">Informações não transmitidas a nenhuma<text:line-break/>SEFAZ autorizadora</text:p>
            <text:p text:style-name="P21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8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1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2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True%22" text:style-name="Internet_20_link" text:visited-style-name="Visited_20_Internet_20_Link"><text:span text:style-name="T15">if="True == Tru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2"><text:user-field-get text:name="py3o.danfe.object_xml.arq.nfeProc.NFe.infNFe.emit.xNome">danfe.object_xml.arq.nfeProc.NFe.infNFe.emit.xNome</text:user-field-get></text:p>
            <text:p text:style-name="P4"><text:line-break/><text:span text:style-name="T12"><text:user-field-get text:name="py3o.danfe.object_xml.arq.nfeProc.NFe.endereco_emitente_formatado_linha_1">danfe.object_xml.arq.nfeProc.NFe.endereco_emitente_formatado_linha_1</text:user-field-get></text:span></text:p>
            <text:p text:style-name="P27"><text:user-field-get text:name="py3o.danfe.object_xml.arq.nfeProc.NFe.endereco_emitente_formatado_linha_2">danfe.object_xml.arq.nfeProc.NFe.endereco_emitente_formatado_linha_2</text:user-field-get></text:p>
            <text:p text:style-name="P27"><text:user-field-get text:name="py3o.danfe.object_xml.arq.nfeProc.NFe.endereco_emitente_formatado_linha_3">danfe.object_xml.arq.nfeProc.NFe.endereco_emitente_formatado_linha_3</text:user-field-get></text:p>
            <text:p text:style-name="P27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5">versão <text:user-field-get text:name="py3o.danfe.object_xml.arq.nfeProc.NFe.versao">danfe.object_xml.arq.nfeProc.NFe.versao</text:user-field-get></text:p>
            <text:p text:style-name="P12"/>
            <text:p text:style-name="P41"><text:user-field-get text:name="py3o.danfe.object_xml.arq.nfeProc.NFe.numero_formatado">danfe.object_xml.arq.nfeProc.NFe.numero_formatado</text:user-field-get></text:p>
            <text:p text:style-name="P41"><text:user-field-get text:name="py3o.danfe.object_xml.arq.nfeProc.NFe.serie_formatada">danfe.object_xml.arq.nfeProc.NFe.serie_formatada</text:user-field-get></text:p>
            <text:p text:style-name="P15">FOLHA <text:page-number text:select-page="current">1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1" text:anchor-type="paragraph" svg:width="6.001cm" svg:height="0.801cm" draw:z-index="7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18" table:number-columns-spanned="7" office:value-type="string">
            <text:p text:style-name="P14">Chave de acesso</text:p>
            <text:p text:style-name="P14"/>
            <text:p text:style-name="P46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Consulta de autenticidade no portal nacional da NF-e</text:p>
            <text:p text:style-name="P9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47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4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3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False%22" text:style-name="Internet_20_link" text:visited-style-name="Visited_20_Internet_20_Link"><text:span text:style-name="T15">if="True =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2"><text:user-field-get text:name="py3o.danfe.object_xml.arq.nfeProc.NFe.infNFe.emit.xNome">danfe.object_xml.arq.nfeProc.NFe.infNFe.emit.xNome</text:user-field-get></text:p>
            <text:p text:style-name="P4"><text:line-break/><text:span text:style-name="T12"><text:user-field-get text:name="py3o.danfe.object_xml.arq.nfeProc.NFe.endereco_emitente_formatado_linha_1">danfe.object_xml.arq.nfeProc.NFe.endereco_emitente_formatado_linha_1</text:user-field-get></text:span></text:p>
            <text:p text:style-name="P27"><text:user-field-get text:name="py3o.danfe.object_xml.arq.nfeProc.NFe.endereco_emitente_formatado_linha_2">danfe.object_xml.arq.nfeProc.NFe.endereco_emitente_formatado_linha_2</text:user-field-get></text:p>
            <text:p text:style-name="P27"><text:user-field-get text:name="py3o.danfe.object_xml.arq.nfeProc.NFe.endereco_emitente_formatado_linha_3">danfe.object_xml.arq.nfeProc.NFe.endereco_emitente_formatado_linha_3</text:user-field-get></text:p>
            <text:p text:style-name="P27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5">versão <text:user-field-get text:name="py3o.danfe.object_xml.arq.nfeProc.NFe.versao">danfe.object_xml.arq.nfeProc.NFe.versao</text:user-field-get></text:p>
            <text:p text:style-name="P12"/>
            <text:p text:style-name="P41"><text:user-field-get text:name="py3o.danfe.object_xml.arq.nfeProc.NFe.numero_formatado">danfe.object_xml.arq.nfeProc.NFe.numero_formatado</text:user-field-get></text:p>
            <text:p text:style-name="P41"><text:user-field-get text:name="py3o.danfe.object_xml.arq.nfeProc.NFe.serie_formatada">danfe.object_xml.arq.nfeProc.NFe.serie_formatada</text:user-field-get></text:p>
            <text:p text:style-name="P11"/>
            <text:p text:style-name="P11"/>
            <text:p text:style-name="P15"/>
            <text:p text:style-name="P15">FOLHA <text:page-number text:select-page="current">1</text:page-number>/<text:page-count>4</text:page-count></text:p>
          </table:table-cell>
          <table:table-cell table:style-name="Tabela13.E10" table:number-columns-spanned="7" office:value-type="string">
            <text:p text:style-name="P35"><draw:frame draw:style-name="fr1" draw:name="Quadro2" text:anchor-type="paragraph" svg:width="6.001cm" svg:height="0.801cm" draw:z-index="8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25" table:number-columns-spanned="7" office:value-type="string">
            <text:p text:style-name="P14">Chave de acesso</text:p>
            <text:p text:style-name="P14"/>
            <text:p text:style-name="P46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A circulação da mercadoria foi <text:span text:style-name="T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47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4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denegação</text:p>
            <text:p text:style-name="P25"/>
            <text:p text:style-name="P23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9">
          <table:table-cell table:style-name="Tabela13.A29" table:number-columns-spanned="11" office:value-type="string">
            <text:p text:style-name="P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30">
          <table:table-cell table:style-name="Tabela13.A30" table:number-columns-spanned="2" office:value-type="string">
            <text:p text:style-name="P14">Inscrição estadual</text:p>
            <text:p text:style-name="P52"><text:user-field-get text:name="py3o.danfe.object_xml.arq.nfeProc.NFe.infNFe.emit.IE">danfe.object_xml.arq.nfeProc.NFe.infNFe.emit.IE</text:user-field-get></text:p>
          </table:table-cell>
          <table:covered-table-cell/>
          <table:table-cell table:style-name="Tabela13.C30" table:number-columns-spanned="4" office:value-type="string">
            <text:p text:style-name="P14">Inscrição estadual do substituto tributário</text:p>
            <text:p text:style-name="P52"><text:user-field-get text:name="py3o.danfe.object_xml.arq.nfeProc.NFe.infNFe.emit.IEST">danfe.object_xml.arq.nfeProc.NFe.infNFe.emit.IEST</text:user-field-get></text:p>
          </table:table-cell>
          <table:covered-table-cell/>
          <table:covered-table-cell/>
          <table:covered-table-cell/>
          <table:table-cell table:style-name="Tabela13.G30" table:number-columns-spanned="5" office:value-type="string">
            <text:p text:style-name="P14">CNPJ</text:p>
            <text:p text:style-name="P1"><text:user-field-get text:name="py3o.danfe.object_xml.arq.nfeProc.NFe.cnpj_emitente_formatado">danfe.object_xml.arq.nfeProc.NFe.cnpj_emitente_formatado</text:user-field-get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3.A31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7">Cabeçalhos com logo, tamanho 3,8 cm × 3,2 cm (largura × altur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danfe.logo%20and%20not%20danfe.cabecalho%22" text:style-name="Internet_20_link" text:visited-style-name="Visited_20_Internet_20_Link">if="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False%22" text:style-name="Internet_20_link" text:visited-style-name="Visited_20_Internet_20_Link"><text:span text:style-name="T15">if="True =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37" table:number-rows-spanned="3" office:value-type="string">
            <text:p text:style-name="P16"><draw:frame draw:style-name="fr2" draw:name="py3o.image(danfe.logo, 'png', isb64=True,dummy=1)" text:anchor-type="char" svg:width="3.799cm" svg:height="3.2cm" draw:z-index="1"><draw:text-box><text:p text:style-name="P37"/></draw:text-box></draw:frame></text:p>
          </table:table-cell>
          <table:table-cell table:style-name="Tabela13.A10" table:number-rows-spanned="4" table:number-columns-spanned="2" office:value-type="string">
            <text:p text:style-name="P33"><text:user-field-get text:name="py3o.danfe.object_xml.arq.nfeProc.NFe.infNFe.emit.xNome">danfe.object_xml.arq.nfeProc.NFe.infNFe.emit.xNome</text:user-field-get></text:p>
            <text:p text:style-name="P28"><text:line-break/><text:user-field-get text:name="py3o.danfe.object_xml.arq.nfeProc.NFe.endereco_emitente_formatado_linha_1">danfe.object_xml.arq.nfeProc.NFe.endereco_emitente_formatado_linha_1</text:user-field-get></text:p>
            <text:p text:style-name="P28"><text:user-field-get text:name="py3o.danfe.object_xml.arq.nfeProc.NFe.endereco_emitente_formatado_linha_2">danfe.object_xml.arq.nfeProc.NFe.endereco_emitente_formatado_linha_2</text:user-field-get></text:p>
            <text:p text:style-name="P28"><text:user-field-get text:name="py3o.danfe.object_xml.arq.nfeProc.NFe.endereco_emitente_formatado_linha_3">danfe.object_xml.arq.nfeProc.NFe.endereco_emitente_formatado_linha_3</text:user-field-get></text:p>
            <text:p text:style-name="P28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1"/>
            <text:p text:style-name="P15"/>
            <text:p text:style-name="P15">FOLHA <text:page-number text:select-page="current">2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3" text:anchor-type="paragraph" svg:width="6.001cm" svg:height="0.801cm" draw:z-index="9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37"/>
          <table:covered-table-cell table:style-name="Tabela13.A10"/>
          <table:covered-table-cell/>
          <table:covered-table-cell table:style-name="Tabela13.D10"/>
          <table:table-cell table:style-name="Tabela13.E38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37"/>
          <table:covered-table-cell table:style-name="Tabela13.A10"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20">Impresso para simples conferência</text:p>
            <text:p text:style-name="P20">Informações não transmitidas a nenhuma<text:line-break/>SEFAZ autorizadora</text:p>
            <text:p text:style-name="P21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 table:style-name="Tabela13.A10"/>
          <table:covered-table-cell/>
          <table:covered-table-cell table:style-name="Tabela13.E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True%22" text:style-name="Internet_20_link" text:visited-style-name="Visited_20_Internet_20_Link"><text:span text:style-name="T15">if="True == Tru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44" table:number-rows-spanned="3" office:value-type="string">
            <text:p text:style-name="P16"><draw:frame draw:style-name="fr2" draw:name="py3o.image(danfe.logo, 'png', isb64=True,dummy=2)" text:anchor-type="char" svg:width="3.799cm" svg:height="3.2cm" draw:z-index="2"><draw:text-box><text:p text:style-name="P37"/></draw:text-box></draw:frame></text:p>
          </table:table-cell>
          <table:table-cell table:style-name="Tabela13.A10" table:number-rows-spanned="4" table:number-columns-spanned="2" office:value-type="string">
            <text:p text:style-name="P33"><text:user-field-get text:name="py3o.danfe.object_xml.arq.nfeProc.NFe.infNFe.emit.xNome">danfe.object_xml.arq.nfeProc.NFe.infNFe.emit.xNome</text:user-field-get></text:p>
            <text:p text:style-name="P28"><text:line-break/><text:user-field-get text:name="py3o.danfe.object_xml.arq.nfeProc.NFe.endereco_emitente_formatado_linha_1">danfe.object_xml.arq.nfeProc.NFe.endereco_emitente_formatado_linha_1</text:user-field-get></text:p>
            <text:p text:style-name="P28"><text:user-field-get text:name="py3o.danfe.object_xml.arq.nfeProc.NFe.endereco_emitente_formatado_linha_2">danfe.object_xml.arq.nfeProc.NFe.endereco_emitente_formatado_linha_2</text:user-field-get></text:p>
            <text:p text:style-name="P28"><text:user-field-get text:name="py3o.danfe.object_xml.arq.nfeProc.NFe.endereco_emitente_formatado_linha_3">danfe.object_xml.arq.nfeProc.NFe.endereco_emitente_formatado_linha_3</text:user-field-get></text:p>
            <text:p text:style-name="P28"><text:user-field-get text:name="py3o.danfe.object_xml.arq.nfeProc.NFe.endereco_emitente_formatado_linha_4">danfe.object_xml.arq.nfeProc.NFe.endereco_emitente_formatado_linha_4</text:user-field-get></text:p>
          </table:table-cell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2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4" text:anchor-type="paragraph" svg:width="6.001cm" svg:height="0.801cm" draw:z-index="10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44"/>
          <table:covered-table-cell table:style-name="Tabela13.A10"/>
          <table:covered-table-cell/>
          <table:covered-table-cell table:style-name="Tabela13.D10"/>
          <table:table-cell table:style-name="Tabela13.E45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44"/>
          <table:covered-table-cell table:style-name="Tabela13.A10"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Consulta de autenticidade no portal nacional da NF-e</text:p>
            <text:p text:style-name="P9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 table:style-name="Tabela13.A10"/>
          <table:covered-table-cell/>
          <table:covered-table-cell table:style-name="Tabela13.E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False%22" text:style-name="Internet_20_link" text:visited-style-name="Visited_20_Internet_20_Link"><text:span text:style-name="T15">if="True =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51" table:number-rows-spanned="3" office:value-type="string">
            <text:p text:style-name="P16"><draw:frame draw:style-name="fr2" draw:name="py3o.image(danfe.logo, 'png', isb64=True,dummy=3)" text:anchor-type="char" svg:width="3.799cm" svg:height="3.2cm" draw:z-index="3"><draw:text-box><text:p text:style-name="P37"/></draw:text-box></draw:frame></text:p>
          </table:table-cell>
          <table:table-cell table:style-name="Tabela13.A10" table:number-rows-spanned="4" table:number-columns-spanned="2" office:value-type="string">
            <text:p text:style-name="P33"><text:user-field-get text:name="py3o.danfe.object_xml.arq.nfeProc.NFe.infNFe.emit.xNome">danfe.object_xml.arq.nfeProc.NFe.infNFe.emit.xNome</text:user-field-get></text:p>
            <text:p text:style-name="P26"><text:line-break/><text:user-field-get text:name="py3o.danfe.NFe.endereco_emitente_formatado_linha_1">danfe.NFe.endereco_emitente_formatado_linha_1</text:user-field-get></text:p>
            <text:p text:style-name="P26"><text:user-field-get text:name="py3o.danfe.NFe.endereco_emitente_formatado_linha_2">danfe.NFe.endereco_emitente_formatado_linha_2</text:user-field-get></text:p>
            <text:p text:style-name="P26"><text:user-field-get text:name="py3o.danfe.NFe.endereco_emitente_formatado_linha_3">danfe.NFe.endereco_emitente_formatado_linha_3</text:user-field-get></text:p>
            <text:p text:style-name="P26"><text:user-field-get text:name="py3o.danfe.NFe.endereco_emitente_formatado_linha_4">danfe.NFe.endereco_emitente_formatado_linha_4</text:user-field-get></text:p>
          </table:table-cell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2</text:page-number>/<text:page-count>4</text:page-count></text:p>
          </table:table-cell>
          <table:table-cell table:style-name="Tabela13.E10" table:number-columns-spanned="7" office:value-type="string">
            <text:p text:style-name="P35"><draw:frame draw:style-name="fr1" draw:name="Quadro5" text:anchor-type="paragraph" svg:width="6.001cm" svg:height="0.801cm" draw:z-index="11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51"/>
          <table:covered-table-cell table:style-name="Tabela13.A10"/>
          <table:covered-table-cell/>
          <table:covered-table-cell table:style-name="Tabela13.D10"/>
          <table:table-cell table:style-name="Tabela13.E52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51"/>
          <table:covered-table-cell table:style-name="Tabela13.A10"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A circulação da mercadoria foi <text:span text:style-name="T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 table:style-name="Tabela13.A10"/>
          <table:covered-table-cell/>
          <table:covered-table-cell table:style-name="Tabela13.E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deneg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9">
          <table:table-cell table:style-name="Tabela13.A29" table:number-columns-spanned="11" office:value-type="string">
            <text:p text:style-name="P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57">
          <table:table-cell table:style-name="Tabela13.A57" table:number-columns-spanned="2" office:value-type="string">
            <text:p text:style-name="P14">Inscrição estadual</text:p>
            <text:p text:style-name="P6"><text:user-field-get text:name="py3o.danfe.NFe.ie_emitente_formatada">danfe.NFe.ie_emitente_formatada</text:user-field-get></text:p>
          </table:table-cell>
          <table:covered-table-cell/>
          <table:table-cell table:style-name="Tabela13.C57" table:number-columns-spanned="4" office:value-type="string">
            <text:p text:style-name="P14">Inscrição estadual do substituto tributário</text:p>
            <text:p text:style-name="P6"><text:user-field-get text:name="py3o.danfe.NFe.ie_st_formatada">danfe.NFe.ie_st_formatada</text:user-field-get></text:p>
          </table:table-cell>
          <table:covered-table-cell/>
          <table:covered-table-cell/>
          <table:covered-table-cell/>
          <table:table-cell table:style-name="Tabela13.G57" table:number-columns-spanned="5" office:value-type="string">
            <text:p text:style-name="P14">CNPJ</text:p>
            <text:p text:style-name="P1"><text:user-field-get text:name="py3o.danfe.NFe.cnpj_emitente_formatado">danfe.NFe.cnpj_emitente_formatado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58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True%20==%20False%22" text:style-name="Internet_20_link" text:visited-style-name="Visited_20_Internet_20_Link">if="True == False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table-cell table:style-name="Tabela13.A5" table:number-columns-spanned="11" office:value-type="string">
            <text:p text:style-name="P17">Cabeçalhos em que uma imagem substitui a área total do cabeçal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5" table:number-columns-spanned="11" office:value-type="string">
            <text:p text:style-name="P18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False%22" text:style-name="Internet_20_link" text:visited-style-name="Visited_20_Internet_20_Link"><text:span text:style-name="T15">if="True =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3.10">
          <table:table-cell table:style-name="Tabela13.A10" table:number-rows-spanned="3" table:number-columns-spanned="3" office:value-type="string">
            <text:p text:style-name="P3"><draw:frame draw:style-name="fr2" draw:name="py3o.image(danfe.cabecalho, 'png', isb64=True,dummy=1)" text:anchor-type="char" svg:width="7.8cm" svg:height="3.2cm" draw:z-index="4"><draw:text-box><text:p text:style-name="P37"/></draw:text-box></draw:frame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3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6" text:anchor-type="paragraph" svg:width="6.001cm" svg:height="0.801cm" draw:z-index="12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65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20">Impresso para simples conferência</text:p>
            <text:p text:style-name="P20">Informações não transmitidas a nenhuma<text:line-break/>SEFAZ autorizadora</text:p>
            <text:p text:style-name="P21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True%22" text:style-name="Internet_20_link" text:visited-style-name="Visited_20_Internet_20_Link"><text:span text:style-name="T15">if="True == Tru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"><draw:frame draw:style-name="fr2" draw:name="py3o.image(danfe.cabecalho, 'png', isb64=True,dummy=2)" text:anchor-type="char" svg:width="7.8cm" svg:height="3.2cm" draw:z-index="5"><draw:text-box><text:p text:style-name="P37"/></draw:text-box></draw:frame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3</text:page-number>/<text:page-count>4</text:page-count></text:p>
          </table:table-cell>
          <table:table-cell table:style-name="Tabela13.E10" table:number-columns-spanned="7" office:value-type="string">
            <text:p text:style-name="P34"><draw:frame draw:style-name="fr1" draw:name="Quadro7" text:anchor-type="paragraph" svg:width="6.001cm" svg:height="0.801cm" draw:z-index="13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72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Consulta de autenticidade no portal nacional da NF-e</text:p>
            <text:p text:style-name="P9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autoriz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5">
          <table:table-cell table:style-name="Tabela13.A15" table:number-columns-spanned="11" office:value-type="string">
            <text:p text:style-name="P1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9" table:number-columns-spanned="11" office:value-type="string">
            <text:p text:style-name="P18"><text:a xlink:type="simple" xlink:href="py3o://if=%22True%20==%20False%22" text:style-name="Internet_20_link" text:visited-style-name="Visited_20_Internet_20_Link"><text:span text:style-name="T15">if="True =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table-cell table:style-name="Tabela13.A10" table:number-rows-spanned="3" table:number-columns-spanned="3" office:value-type="string">
            <text:p text:style-name="P3"><draw:frame draw:style-name="fr2" draw:name="py3o.image(danfe.cabecalho, 'png', isb64=True,dummy=3)" text:anchor-type="char" svg:width="7.8cm" svg:height="3.2cm" draw:z-index="6"><draw:text-box><text:p text:style-name="P37"/></draw:text-box></draw:frame></text:p>
          </table:table-cell>
          <table:covered-table-cell/>
          <table:covered-table-cell/>
          <table:table-cell table:style-name="Tabela13.D10" table:number-rows-spanned="4" office:value-type="string">
            <text:p text:style-name="P10">DACCE</text:p>
            <text:p text:style-name="P12">DOCUMENTO AUXILIAR DA CARTA DE CORREÇÃO ELETRÔNICA</text:p>
            <text:p text:style-name="P49">versão <text:user-field-get text:name="py3o.danfe.object_xml.arq.nfeProc.NFe.versao">danfe.object_xml.arq.nfeProc.NFe.versao</text:user-field-get></text:p>
            <text:p text:style-name="P12"/>
            <text:p text:style-name="P12"/>
            <text:p text:style-name="P11"/>
            <text:p text:style-name="P11"/>
            <text:p text:style-name="P42"><text:user-field-get text:name="py3o.danfe.object_xml.arq.nfeProc.NFe.numero_formatado">danfe.object_xml.arq.nfeProc.NFe.numero_formatado</text:user-field-get></text:p>
            <text:p text:style-name="P42"><text:user-field-get text:name="py3o.danfe.object_xml.arq.nfeProc.NFe.serie_formatada">danfe.object_xml.arq.nfeProc.NFe.serie_formatada</text:user-field-get></text:p>
            <text:p text:style-name="P15">FOLHA <text:page-number text:select-page="current">3</text:page-number>/<text:page-count>4</text:page-count></text:p>
          </table:table-cell>
          <table:table-cell table:style-name="Tabela13.E10" table:number-columns-spanned="7" office:value-type="string">
            <text:p text:style-name="P35"><draw:frame draw:style-name="fr1" draw:name="Quadro8" text:anchor-type="paragraph" svg:width="6.001cm" svg:height="0.801cm" draw:z-index="14"><draw:text-box><text:p text:style-name="P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1">
          <table:covered-table-cell table:style-name="Tabela13.A10"/>
          <table:covered-table-cell/>
          <table:covered-table-cell/>
          <table:covered-table-cell table:style-name="Tabela13.D10"/>
          <table:table-cell table:style-name="Tabela13.E79" table:number-columns-spanned="7" office:value-type="string">
            <text:p text:style-name="P14">Chave de acesso</text:p>
            <text:p text:style-name="P14"/>
            <text:p text:style-name="P50"><text:user-field-get text:name="py3o.danfe.object_xml.arq.nfeProc.NFe.chave_formatada">danfe.object_xml.arq.nfeProc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0">
          <table:covered-table-cell table:style-name="Tabela13.A10"/>
          <table:covered-table-cell/>
          <table:covered-table-cell/>
          <table:covered-table-cell table:style-name="Tabela13.D10"/>
          <table:table-cell table:style-name="Tabela13.E10" table:number-rows-spanned="2" table:number-columns-spanned="7" office:value-type="string">
            <text:p text:style-name="P9">A circulação da mercadoria foi <text:span text:style-name="T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3">
          <table:table-cell table:style-name="Tabela13.A13" table:number-columns-spanned="3" office:value-type="string">
            <text:p text:style-name="P51"><text:user-field-get text:name="py3o.danfe.object_xml.arq.nfeProc.NFe.crt_descricao">danfe.object_xml.arq.nfeProc.NFe.crt_descricao</text:user-field-get></text:p>
          </table:table-cell>
          <table:covered-table-cell/>
          <table:covered-table-cell/>
          <table:covered-table-cell table:style-name="Tabela13.D10"/>
          <table:covered-table-cell table:style-name="Tabela13.E10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4" office:value-type="string">
            <text:p text:style-name="P14">Natureza da Operação</text:p>
            <text:p text:style-name="P48"><text:user-field-get text:name="py3o.danfe.object_xml.arq.nfeProc.NFe.infNFe.ide.natOp">danfe.object_xml.arq.nfeProc.NFe.infNFe.ide.natOp</text:user-field-get></text:p>
          </table:table-cell>
          <table:covered-table-cell/>
          <table:covered-table-cell/>
          <table:covered-table-cell/>
          <table:table-cell table:style-name="Tabela13.E14" table:number-columns-spanned="7" office:value-type="string">
            <text:p text:style-name="P14">Protocolo de denegação</text:p>
            <text:p text:style-name="P25"/>
            <text:p text:style-name="P24"><text:user-field-get text:name="py3o.danfe.object_xml.arq.nfeProc.protNFe.formata_protocolo">danfe.object_xml.arq.nfeProc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9">
          <table:table-cell table:style-name="Tabela13.A29" table:number-columns-spanned="11" office:value-type="string">
            <text:p text:style-name="P3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84">
          <table:table-cell table:style-name="Tabela13.A84" table:number-columns-spanned="2" office:value-type="string">
            <text:p text:style-name="P14">Inscrição estadual</text:p>
            <text:p text:style-name="P6"><text:user-field-get text:name="py3o.danfe.NFe.ie_emitente_formatada">danfe.NFe.ie_emitente_formatada</text:user-field-get></text:p>
          </table:table-cell>
          <table:covered-table-cell/>
          <table:table-cell table:style-name="Tabela13.C84" table:number-columns-spanned="4" office:value-type="string">
            <text:p text:style-name="P14">Inscrição estadual do substituto tributário</text:p>
            <text:p text:style-name="P6"><text:user-field-get text:name="py3o.danfe.NFe.ie_st_formatada">danfe.NFe.ie_st_formatada</text:user-field-get></text:p>
          </table:table-cell>
          <table:covered-table-cell/>
          <table:covered-table-cell/>
          <table:covered-table-cell/>
          <table:table-cell table:style-name="Tabela13.G84" table:number-columns-spanned="5" office:value-type="string">
            <text:p text:style-name="P14">CNPJ</text:p>
            <text:p text:style-name="P1"><text:user-field-get text:name="py3o.danfe.NFe.cnpj_emitente_formatado">danfe.NFe.cnpj_emitente_formatado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85" table:number-columns-spanned="11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86">
          <table:table-cell table:style-name="Tabela13.A86" table:number-columns-spanned="11" office:value-type="string">
            <text:p text:style-name="P13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87">
          <table:table-cell table:style-name="Tabela13.A87" table:number-columns-spanned="9" office:value-type="string">
            <text:p text:style-name="P14">Razão Social/Nome</text:p>
            <text:p text:style-name="P6"><text:user-field-get text:name="py3o.danfe.object_xml.arq.nfeProc.NFe.infNFe.dest.xNome">danfe.object_xml.arq.nfeProc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J87" table:number-columns-spanned="2" office:value-type="string">
            <text:p text:style-name="P14">CNPJ/CPF</text:p>
            <text:p text:style-name="P5"><text:user-field-get text:name="py3o.danfe.object_xml.arq.nfeProc.NFe.cnpj_destinatario_formatado">danfe.object_xml.arq.nfeProc.NFe.cnpj_destinatario_formatado</text:user-field-get></text:p>
          </table:table-cell>
          <table:covered-table-cell/>
        </table:table-row>
        <table:table-row table:style-name="Tabela13.88">
          <table:table-cell table:style-name="Tabela13.A88" table:number-columns-spanned="7" office:value-type="string">
            <text:p text:style-name="P14">Endereço</text:p>
            <text:p text:style-name="P6"><text:user-field-get text:name="py3o.danfe.object_xml.arq.nfeProc.NFe.endereco_destinatario_formatado">danfe.object_xml.arq.nfeProc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H88" table:number-columns-spanned="3" office:value-type="string">
            <text:p text:style-name="P14">Bairro</text:p>
            <text:p text:style-name="P6"><text:user-field-get text:name="py3o.danfe.object_xml.arq.nfeProc.NFe.infNFe.dest.enderDest.xBairro">danfe.object_xml.arq.nfeProc.NFe.infNFe.dest.enderDest.xBairro</text:user-field-get></text:p>
          </table:table-cell>
          <table:covered-table-cell/>
          <table:covered-table-cell/>
          <table:table-cell table:style-name="Tabela13.K88" office:value-type="string">
            <text:p text:style-name="P14">CEP</text:p>
            <text:p text:style-name="P53"><text:user-field-get text:name="py3o.danfe.object_xml.arq.nfeProc.NFe.infNFe.dest.enderDest.CEP">danfe.object_xml.arq.nfeProc.NFe.infNFe.dest.enderDest.CEP</text:user-field-get></text:p>
          </table:table-cell>
        </table:table-row>
        <table:table-row table:style-name="Tabela13.89">
          <table:table-cell table:style-name="Tabela13.A89" table:number-columns-spanned="5" office:value-type="string">
            <text:p text:style-name="P14">Município</text:p>
            <text:p text:style-name="P6"><text:user-field-get text:name="py3o.danfe.object_xml.arq.nfeProc.NFe.infNFe.dest.enderDest.xMun">danfe.object_xml.arq.nfeProc.NFe.infNFe.dest.enderDest.xMun</text:user-field-get></text:p>
          </table:table-cell>
          <table:covered-table-cell/>
          <table:covered-table-cell/>
          <table:covered-table-cell/>
          <table:covered-table-cell/>
          <table:table-cell table:style-name="Tabela13.F89" table:number-columns-spanned="3" office:value-type="string">
            <text:p text:style-name="P14">Fone</text:p>
            <text:p text:style-name="P54"><text:user-field-get text:name="py3o.danfe.object_xml.arq.nfeProc.NFe.infNFe.dest.enderDest.fone">danfe.object_xml.arq.nfeProc.NFe.infNFe.dest.enderDest.fone</text:user-field-get></text:p>
          </table:table-cell>
          <table:covered-table-cell/>
          <table:covered-table-cell/>
          <table:table-cell table:style-name="Tabela13.I89" office:value-type="string">
            <text:p text:style-name="P14">UF</text:p>
            <text:p text:style-name="P6"><text:user-field-get text:name="py3o.danfe.object_xml.arq.nfeProc.NFe.infNFe.dest.enderDest.UF">danfe.object_xml.arq.nfeProc.NFe.infNFe.dest.enderDest.UF</text:user-field-get></text:p>
          </table:table-cell>
          <table:table-cell table:style-name="Tabela13.J89" table:number-columns-spanned="2" office:value-type="string">
            <text:p text:style-name="P14">Inscrição estadual</text:p>
            <text:p text:style-name="P55"><text:user-field-get text:name="py3o.danfe.object_xml.arq.nfeProc.NFe.infNFe.dest.IE">danfe.object_xml.arq.nfeProc.NFe.infNFe.dest.IE</text:user-field-get></text:p>
          </table:table-cell>
          <table:covered-table-cell/>
        </table:table-row>
      </table:table>
      <text:p text:style-name="P6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59">EVENTO</text:p>
          </table:table-cell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60">Sequência</text:p>
            <text:p text:style-name="P58"><text:user-field-get text:name="py3o.danfe.object_xml.arq.envEvento.evento.infEvento.nSeqEvento">danfe.object_xml.arq.envEvento.evento.infEvento.nSeqEvento</text:user-field-get></text:p>
          </table:table-cell>
          <table:table-cell table:style-name="Tabela5.B2" office:value-type="string">
            <text:p text:style-name="P60">Cód. do evento</text:p>
            <text:p text:style-name="P58"><text:user-field-get text:name="py3o.danfe.object_xml.arq.envEvento.evento.infEvento.tpEvento">danfe.object_xml.arq.envEvento.evento.infEvento.tpEvento</text:user-field-get></text:p>
          </table:table-cell>
          <table:table-cell table:style-name="Tabela5.C2" office:value-type="string">
            <text:p text:style-name="P60">Evento</text:p>
            <text:p text:style-name="P58"><text:user-field-get text:name="py3o.danfe.object_xml.arq.envEvento.evento.infEvento.detEvento.descEvento">danfe.object_xml.arq.envEvento.evento.infEvento.detEvento.descEvento</text:user-field-get></text:p>
          </table:table-cell>
          <table:table-cell table:style-name="Tabela5.D2" office:value-type="string">
            <text:p text:style-name="P62">Protocolo de registro do evento</text:p>
            <text:p text:style-name="P58"><text:user-field-get text:name="py3o.danfe.object_xml.arq.retEnvEvento.retEvento.infEvento.nProt">danfe.object_xml.arq.retEnvEvento.retEvento.infEvento.nProt</text:user-field-get></text:p>
          </table:table-cell>
        </table:table-row>
        <table:table-row table:style-name="Tabela5.3">
          <table:table-cell table:style-name="Tabela5.A3" office:value-type="string">
            <text:p text:style-name="P60">Sit.</text:p>
            <text:p text:style-name="P58"><text:user-field-get text:name="py3o.danfe.object_xml.arq.retEnvEvento.retEvento.infEvento.cStat">danfe.object_xml.arq.retEnvEvento.retEvento.infEvento.cStat</text:user-field-get></text:p>
          </table:table-cell>
          <table:table-cell table:style-name="Tabela5.B3" table:number-columns-spanned="3" office:value-type="string">
            <text:p text:style-name="P60">Motivo</text:p>
            <text:p text:style-name="P58"><text:user-field-get text:name="py3o.danfe.object_xml.arq.retEnvEvento.retEvento.infEvento.xMotivo">danfe.object_xml.arq.retEnvEvento.retEvento.infEvento.xMotivo</text:user-field-get></text:p>
          </table:table-cell>
          <table:covered-table-cell/>
          <table:covered-table-cell/>
        </table:table-row>
        <table:table-row table:style-name="Tabela5.4">
          <table:table-cell table:style-name="Tabela5.A4" table:number-columns-spanned="4" office:value-type="string">
            <text:p text:style-name="P60">Descrição do evento</text:p>
            <text:p text:style-name="P29">Correção a ser considerada:</text:p>
            <text:p text:style-name="P57"><text:user-field-get text:name="py3o.danfe.object_xml.arq.envEvento.evento.infEvento.detEvento.xCorrecao">danfe.object_xml.arq.envEvento.evento.infEvento.detEvento.xCorrecao</text:user-field-get></text:p>
            <text:p text:style-name="P43"/>
            <text:p text:style-name="P29">Condições de uso:</text:p>
            <text:p text:style-name="P57">A Carta de Correção é disciplinada pelo § 1º-A do art. 7º do Convênio S/N, de 15 de dezembro de 1970 e pode ser utilizada para <text:soft-page-break/>regularização de erro ocorrido na emissão de documento fiscal, desde que o erro não esteja relacionado com:</text:p>
            <text:p text:style-name="P57"><text:span text:style-name="T13">I</text:span> - as variáveis que determinam o valor do imposto tais como: base de cálculo, alíquota, diferença de preço, quantidade, valor da operação ou da prestação;</text:p>
            <text:p text:style-name="P57"><text:span text:style-name="T13">II</text:span> - a correção de dados cadastrais que implique mudança do remetente ou do destinatário;</text:p>
            <text:p text:style-name="P57"><text:span text:style-name="T13">III</text:span> - a data de emissão ou de saída.</text:p>
            <text:p text:style-name="P30"/>
          </table:table-cell>
          <table:covered-table-cell/>
          <table:covered-table-cell/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egrito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1" fo:font-family="'DejaVu Sans'" style:font-style-name="Regular" style:font-family-generic="swiss" style:font-pitch="variable" fo:font-size="8pt"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" fo:font-family="'DejaVu Sans'" style:font-style-name="Negrito" style:font-family-generic="swiss" style:font-pitch="variable" fo:font-size="7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1:40:21.407193927</meta:creation-date>
    <meta:editing-duration>P1DT4H20M59S</meta:editing-duration>
    <meta:editing-cycles>52</meta:editing-cycles>
    <meta:generator>LibreOffice/7.3.7.2$Linux_X86_64 LibreOffice_project/30$Build-2</meta:generator>
    <dc:date>2023-04-12T01:20:59.126660137</dc:date>
    <meta:document-statistic meta:table-count="2" meta:image-count="0" meta:object-count="0" meta:page-count="4" meta:paragraph-count="260" meta:word-count="706" meta:character-count="9945" meta:non-whitespace-character-count="9493"/>
  </office:meta>
</office:document-meta>
</file>